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36b8" officeooo:paragraph-rsid="000a36b8"/>
    </style:style>
    <style:style style:name="P2" style:family="paragraph" style:parent-style-name="Standard">
      <style:text-properties officeooo:rsid="000a36b8" officeooo:paragraph-rsid="000b87c4"/>
    </style:style>
    <style:style style:name="P3" style:family="paragraph" style:parent-style-name="Standard">
      <style:text-properties officeooo:rsid="000a36b8" officeooo:paragraph-rsid="000fc4d4"/>
    </style:style>
    <style:style style:name="P4" style:family="paragraph" style:parent-style-name="Standard">
      <style:text-properties officeooo:rsid="000b87c4" officeooo:paragraph-rsid="000b87c4"/>
    </style:style>
    <style:style style:name="P5" style:family="paragraph" style:parent-style-name="Standard">
      <style:text-properties officeooo:rsid="000b87c4" officeooo:paragraph-rsid="000d154d"/>
    </style:style>
    <style:style style:name="P6" style:family="paragraph" style:parent-style-name="Standard">
      <style:text-properties officeooo:rsid="000d154d" officeooo:paragraph-rsid="000d154d"/>
    </style:style>
    <style:style style:name="P7" style:family="paragraph" style:parent-style-name="Standard">
      <style:text-properties officeooo:rsid="000fc4d4" officeooo:paragraph-rsid="000fc4d4"/>
    </style:style>
    <style:style style:name="P8" style:family="paragraph" style:parent-style-name="Standard">
      <style:text-properties officeooo:rsid="0012775e" officeooo:paragraph-rsid="0012775e"/>
    </style:style>
    <style:style style:name="P9" style:family="paragraph" style:parent-style-name="Standard">
      <style:text-properties officeooo:rsid="001477fa" officeooo:paragraph-rsid="001477fa"/>
    </style:style>
    <style:style style:name="P10" style:family="paragraph" style:parent-style-name="Standard">
      <style:text-properties officeooo:rsid="00164d8f" officeooo:paragraph-rsid="00164d8f"/>
    </style:style>
    <style:style style:name="P11" style:family="paragraph" style:parent-style-name="Standard">
      <style:text-properties officeooo:rsid="0016da06" officeooo:paragraph-rsid="00196275"/>
    </style:style>
    <style:style style:name="T1" style:family="text">
      <style:text-properties officeooo:rsid="000b87c4"/>
    </style:style>
    <style:style style:name="T2" style:family="text">
      <style:text-properties officeooo:rsid="000d154d"/>
    </style:style>
    <style:style style:name="T3" style:family="text">
      <style:text-properties officeooo:rsid="000ee65e"/>
    </style:style>
    <style:style style:name="T4" style:family="text">
      <style:text-properties officeooo:rsid="000fc4d4"/>
    </style:style>
    <style:style style:name="T5" style:family="text">
      <style:text-properties officeooo:rsid="001099ed"/>
    </style:style>
    <style:style style:name="T6" style:family="text">
      <style:text-properties officeooo:rsid="0012775e"/>
    </style:style>
    <style:style style:name="T7" style:family="text">
      <style:text-properties officeooo:rsid="00136217"/>
    </style:style>
    <style:style style:name="T8" style:family="text">
      <style:text-properties officeooo:rsid="001477fa"/>
    </style:style>
    <style:style style:name="T9" style:family="text">
      <style:text-properties officeooo:rsid="0014e2fd"/>
    </style:style>
    <style:style style:name="T10" style:family="text">
      <style:text-properties officeooo:rsid="00164d8f"/>
    </style:style>
    <style:style style:name="T11" style:family="text">
      <style:text-properties officeooo:rsid="00182f56"/>
    </style:style>
    <style:style style:name="T12" style:family="text">
      <style:text-properties officeooo:rsid="00196275"/>
    </style:style>
    <style:style style:name="T13" style:family="text">
      <style:text-properties officeooo:rsid="0019ee14"/>
    </style:style>
    <style:style style:name="T14" style:family="text">
      <style:text-properties officeooo:rsid="001bbafe"/>
    </style:style>
    <style:style style:name="T15" style:family="text">
      <style:text-properties officeooo:rsid="001c045b"/>
    </style:style>
    <style:style style:name="T16" style:family="text">
      <style:text-properties officeooo:rsid="001dc9c1"/>
    </style:style>
    <style:style style:name="T17" style:family="text">
      <style:text-properties officeooo:rsid="001f046b"/>
    </style:style>
    <style:style style:name="T18" style:family="text">
      <style:text-properties officeooo:rsid="0021035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ssion 0 and Session 1 </text:p>
      <text:p text:style-name="P1"/>
      <text:p text:style-name="P1">Session 0</text:p>
      <text:p text:style-name="P1">Dream starts. [REDACTED] Dream end.</text:p>
      <text:p text:style-name="P1"/>
      <text:p text:style-name="P1">Session 1</text:p>
      <text:p text:style-name="P1">On the Nexus Way, the city between realms, the waypoint of portals, we start in a carriage heading to the Temple of Asmodeus. Following the head of house Vandomal, Yenik Vandomal, as he heads into the Temple, carrying a bronze cylinder <text:span text:style-name="T16">(invitation)</text:span>. We have all been called here today, by name, to attend the will reading of the previous head of house, <text:span text:style-name="T18">Torque Vandomal</text:span>. It is noon precisely. </text:p>
      <text:p text:style-name="P1"/>
      <text:p text:style-name="P1">Yenik Vandomal, Arcos Vandomal, Aphra Vandomal – blood related to House Vandomal. </text:p>
      <text:p text:style-name="P1">Rip and Tear, Nyxsi Moon, Bellathonis Iselis, Eshenesra Syldi – all connected to House Vandomal</text:p>
      <text:p text:style-name="P1"/>
      <text:p text:style-name="P5">Yenik Vandomal (Dragonblood Fetchling) – <text:span text:style-name="T2">Head of House Vandomal, youngest son</text:span></text:p>
      <text:p text:style-name="P6">Arcos Vandomal (Shapewrought Fleshwarp, previous Bright Fetchling) – <text:span text:style-name="T18">f</text:span><text:span text:style-name="T3">irst born son</text:span></text:p>
      <text:p text:style-name="P6">Aphra Vandomal (Bright Fetchling) - <text:s/>Amnesiac who remembers nothing, except in dreams</text:p>
      <text:p text:style-name="P4">Rip and Tear (<text:span text:style-name="T2">Toy Poppet</text:span>) – <text:span text:style-name="T2">Haunted stuffed animal barbarian </text:span><text:span text:style-name="T3">lives in the attic</text:span></text:p>
      <text:p text:style-name="P4">Nyxsi Moon (Sacred Nagaji) – <text:span text:style-name="T2">swashbuckler </text:span></text:p>
      <text:p text:style-name="P2">Eshenesra Syldi <text:span text:style-name="T1">(Cavern Elf) – </text:span><text:span text:style-name="T2">The </text:span><text:span text:style-name="T1">eldest daughter of </text:span><text:span text:style-name="T2">L</text:span><text:span text:style-name="T1">ord Syldi</text:span></text:p>
      <text:p text:style-name="P2">Bellathonis Iselis <text:span text:style-name="T1">(High Elf) – soul bonded to House Vandomal</text:span></text:p>
      <text:p text:style-name="P1"/>
      <text:p text:style-name="P1">Examining the letter, other names are also listed <text:span text:style-name="T1">to attend this will reading </text:span>– Anceladormoxcies, the White Dragon of Nexus Way, the Alabaster Tear. Some say she has a vested interest in Nexus’s version of Bedlam – the halls of healing. Ranshat Kaian – not one of the sacred 21, but one of the most influential people in the city, with some rumoured ties to the criminal faction, the undercity. Saimaroi Katashi – <text:span text:style-name="T1">the chief engineer working on the burning of the artific</text:span><text:span text:style-name="T2">i</text:span><text:span text:style-name="T1">al sun that powers the city. </text:span></text:p>
      <text:p text:style-name="P1"/>
      <text:p text:style-name="P4">Approaching the temple, the doors are flung outwards, and welcoming us with open arms is Litigator <text:span text:style-name="T2">Karana</text:span>. She confirms our identities using what appears to be blood magic (with our names spoken our names appear on a document), with some weird things – <text:span text:style-name="T3">A</text:span>phra’s first name is struck through, Bellathonis’s name is wrapped in chains, Acros’s name has a question mark by it. </text:p>
      <text:p text:style-name="P4"/>
      <text:p text:style-name="P3">Anceladormoxcies <text:span text:style-name="T1">is unable to attend in person, and we await their representative. The other two, Ranshat and Saimaroi are both already present. </text:span><text:span text:style-name="T2">Tea is served, and then the representative arrives. We head to the litigator’s office, and get on with the proceedings. As the seal of the will is broken, a wash of energy surges through the room. Yenik receives the seat in the 21, </text:span><text:span text:style-name="T10">what’s left of the </text:span><text:span text:style-name="T3">fortune, </text:span><text:span text:style-name="T10">the estate,</text:span><text:span text:style-name="T3"> etc. Litigator also removes half a soul coin, and gives it to Yenik. The appearance of the soul coin stirs a </text:span><text:span text:style-name="T8">negative </text:span><text:span text:style-name="T3">reaction from Bellathonis, </text:span><text:span text:style-name="T8">who clenches her hands</text:span><text:span text:style-name="T3">. Yenik is also bequeathed a favour by Ranshat, who apparently failed to fulfil the favour with the previous Lord Vandomal. Nyxsi Moon is given something, the ability to wear something so that the two may become one. Next, to Lady Syldi, a small stopped pocket watch is given, and the time is stopped at 1 minute to midnight, ‘all the time you should need’. To Arcos, simply a letter, which he accepts without opening it for now. To Rip, one wish upon a star from </text:span>Anceladormoxcies <text:span text:style-name="T3">to be held in trust with a small star pendant upon a chain. Finally, the last part is read </text:span><text:span text:style-name="T4">aloud – </text:span><text:span text:style-name="T13">and is addressed ‘</text:span><text:span text:style-name="T5">to the entity known as Aphra Vandomal’. </text:span><text:span text:style-name="T13">He says that </text:span><text:span text:style-name="T4">we are all slaves to destiny. Though we may try a thousand times or more, we may never change our stars, what is is, and what will be be. He apologises for what was taken from Aphra, </text:span><text:span text:style-name="T13">but that </text:span><text:span text:style-name="T4">in the hallowed night of what is awaited yet to come, </text:span><text:span text:style-name="T13">he</text:span><text:span text:style-name="T4"> hope</text:span><text:span text:style-name="T13">s</text:span><text:span text:style-name="T4"> </text:span><text:span text:style-name="T13">she</text:span><text:span text:style-name="T4"> will forgive </text:span><text:span text:style-name="T13">his</text:span><text:span text:style-name="T4"> folly, </text:span><text:span text:style-name="T13">and what he has done to her</text:span><text:span text:style-name="T4">. </text:span></text:p>
      <text:p text:style-name="P3"/>
      <text:p text:style-name="P3"><text:soft-page-break/><text:span text:style-name="T4">There is also a </text:span><text:span text:style-name="T9">clockwork </text:span><text:span text:style-name="T4">key – one made by the Lamplighter, with the property to alter the artificial Sun. This is th</text:span><text:span text:style-name="T8">e</text:span><text:span text:style-name="T4"> key </text:span><text:span text:style-name="T8">of dusk</text:span><text:span text:style-name="T4">. </text:span><text:span text:style-name="T7">This key was never given to the Lamplighter’s priests, and was meant to be with the Lamplighter themselves.</text:span><text:span text:style-name="T4"> This is one of the most valuable artefacts in the city. </text:span><text:span text:style-name="T16">The Litigator herself was shocked by it’s appearance. </text:span><text:span text:style-name="T4">The Chief Engineer, Saimaroi, offer</text:span><text:span text:style-name="T6">ing</text:span><text:span text:style-name="T4"> </text:span><text:span text:style-name="T16">Aphra</text:span><text:span text:style-name="T4"> any price. </text:span><text:span text:style-name="T6">She refuses, saying it is not for sale. He slumps, after Nyxsi also defends Aphra. </text:span></text:p>
      <text:p text:style-name="P3"/>
      <text:p text:style-name="P7">With that, the proceedings are closed. <text:span text:style-name="T5">Before leaving the room, Aphra tries to put the key in her pocket, but it instead fixes around her neck, in the form of a choker. The funeral is later today as well, and as we leave the office, Ranshat approaches Yenik, giving him three days of protection. Nothing will come after the family for three days, as he will guarantee it, and then they will talk terms. </text:span><text:span text:style-name="T6">Yenik agrees, and the deal is watched over by… something. Two shadowy figures try and assassinate them as they’re travelling in the carriage, but they become corpses before they can shoot. </text:span></text:p>
      <text:p text:style-name="P7"/>
      <text:p text:style-name="P8">Aphra does not know if this key is a noose, a gift, or as Bellathonis points out, a shackle. She asks, quite plainly, ‘What the fuck?’. Arcos and Nyxsi vocally offer their support to Aphra. Arcos opens his letter – it is not a letter, but a book code. <text:span text:style-name="T7">Yenik believes he knows what book it is, but does not know where the book is currently. </text:span><text:span text:style-name="T8">Nyxsi has put a ring on – it’s a lover’s ring, and she thought the other connected to it was dead, but feels pain from it. She brings a photo out, showing a young version of the late Lord Vandomal, and a beautiful woman with dark hair and bright blue eyes. Arcos potentially remembers the woman, and it may be his mother. </text:span></text:p>
      <text:p text:style-name="P8"/>
      <text:p text:style-name="P9">We arrive back at the House, and Cole (butler) is asked to increase the guard. Brief discussions are had before funeral – the key of dusk refuses to be hidden beneath any clothing. Arcos tries to find the book Yenik mentions. <text:span text:style-name="T9">Bellathonis starts to use their frustration via a pickaxe to dig a <text:s/>sub-basement. Eshenesra examines the watch – no battery change, nothing appears to get the watch to work. Arcos helps to examine it, and the watch itself is actually binding time – precisely one minutes worth of time. Nyxsi gets Aphra the most stylish scarf she can. Rip gives their favourite red ball to the late Lord Vandomal for the funeral, and then gives Arcos three crayon drawings to mess with him (a tunnel leading underground, a figure with a crown among a pile of broken toys, and the city with eyes everywhere). </text:span></text:p>
      <text:p text:style-name="P9"/>
      <text:p text:style-name="P10">Many come to the Vandomal estate for the funeral. Many wealthy, who are simply there to make a show of it, rather than for any real empathy. Then, it is over as quickly as it began, and the final vigil with the body begins. At dawn the next day, the coffin is removed, and is burned on a pyre. The rest of the day is ours to do with what we wish. </text:p>
      <text:p text:style-name="P10"/>
      <text:p text:style-name="P11">Arcos and Yenik ask Cole for help looking for the book – The Codex Ashari. Cole has to be commanded to reveal information on the location of the book, as he does not wish to reveal the information, and specifically warns against it. He says they will need a shovel, and leads the way through the expansive gardens of the state, twisting and turning, until he stops in front of an iron-wrought gate that no-one has seen before. <text:span text:style-name="T11">He unlatches the gate, and there is fog spilling out of the area. There is a figure waiting, who asks if we are heralds of dusk, or dawn. Aphra steps forwards, and with confirmation from the group, announces them as heralds of dusk, the key hanging heavy. The figure sighs, splits into six shadowy figures with knives and attack</text:span><text:span text:style-name="T12">s</text:span><text:span text:style-name="T11">.</text:span></text:p>
      <text:p text:style-name="P11"/>
      <text:p text:style-name="P11"><text:span text:style-name="T12">With the </text:span><text:span text:style-name="T13">shadowy</text:span><text:span text:style-name="T12"> spectral guardians defeated, </text:span><text:span text:style-name="T14">the original figure reappears again, and welcomes us to the mausoleum of dawn. </text:span><text:span text:style-name="T15">He tells us that we</text:span><text:span text:style-name="T14"> may each take one thing from here, but only one thing </text:span><text:span text:style-name="T17">(as a group)</text:span><text:span text:style-name="T14">. </text:span><text:span text:style-name="T15">So we step into the mausoleum, awaiting the next challenge.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9-21T23:03:23.430000000</meta:creation-date>
    <dc:date>2024-09-28T17:25:38.794000000</dc:date>
    <meta:editing-duration>PT5M10S</meta:editing-duration>
    <meta:editing-cycles>3</meta:editing-cycles>
    <meta:generator>LibreOffice/7.2.0.4$Windows_X86_64 LibreOffice_project/9a9c6381e3f7a62afc1329bd359cc48accb6435b</meta:generator>
    <meta:document-statistic meta:table-count="0" meta:image-count="0" meta:object-count="0" meta:page-count="2" meta:paragraph-count="24" meta:word-count="1320" meta:character-count="7494" meta:non-whitespace-character-count="6162"/>
  </office:meta>
</office:document-meta>
</file>